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704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">
      <style:table-cell-properties style:rotation-align="none"/>
    </style:style>
    <style:style style:name="ce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6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Total</text:p>
          </table:table-cell>
          <table:table-cell table:formula="of:=SUM(win+lost+tie)" office:value-type="float" office:value="1837">
            <text:p>1837</text:p>
          </table:table-cell>
          <table:table-cell table:number-columns-repeated="2"/>
          <table:table-cell office:value-type="string">
            <text:p>Pessimist</text:p>
          </table:table-cell>
          <table:table-cell office:value-type="string">
            <text:p>Realistic</text:p>
          </table:table-cell>
          <table:table-cell office:value-type="string">
            <text:p>Optmistic</text:p>
          </table:table-cell>
          <table:table-cell/>
          <table:table-cell table:style-name="ce5" office:value-type="string">
            <text:p>Cobertura de Nil</text:p>
          </table:table-cell>
          <table:table-cell table:number-columns-repeated="2"/>
          <table:table-cell office:value-type="string">
            <text:p>Corte em N rodadas com X cartas do naipe</text:p>
          </table:table-cell>
          <table:table-cell table:number-columns-repeated="1012"/>
        </table:table-row>
        <table:table-row table:style-name="ro1">
          <table:table-cell office:value-type="string">
            <text:p>Win</text:p>
          </table:table-cell>
          <table:table-cell office:value-type="float" office:value="1098">
            <text:p>1098</text:p>
          </table:table-cell>
          <table:table-cell/>
          <table:table-cell office:value-type="string">
            <text:p>Ratio</text:p>
          </table:table-cell>
          <table:table-cell table:style-name="ce3" table:formula="of:=win/total" office:value-type="percentage" office:value="0.597713663581927">
            <text:p>59,77%</text:p>
          </table:table-cell>
          <table:table-cell table:style-name="ce3" table:formula="of:=win/(win+lost)" office:value-type="percentage" office:value="0.598365122615804">
            <text:p>59,84%</text:p>
          </table:table-cell>
          <table:table-cell table:style-name="ce3" table:formula="of:=1-(lost/total)" office:value-type="percentage" office:value="0.598802395209581">
            <text:p>59,88%</text:p>
          </table:table-cell>
          <table:table-cell/>
          <table:table-cell table:style-name="ce6" office:value-type="string">
            <text:p>K</text:p>
          </table:table-cell>
          <table:table-cell table:style-name="ce7" table:formula="of:=1-POWER(2/3;ROW([.I2])-1)" office:value-type="percentage" office:value="0.333333333333333">
            <text:p>33%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8" table:formula="of:=(13-[.M2])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string">
            <text:p>Lost</text:p>
          </table:table-cell>
          <table:table-cell office:value-type="float" office:value="737">
            <text:p>737</text:p>
          </table:table-cell>
          <table:table-cell/>
          <table:table-cell office:value-type="string">
            <text:p>To Goal</text:p>
          </table:table-cell>
          <table:table-cell table:style-name="ce4" table:formula="of:=((total-win)/(1-goal))-total" office:value-type="float" office:value="10.5000000000005">
            <text:p>10,5</text:p>
          </table:table-cell>
          <table:table-cell table:style-name="ce4" table:formula="of:=(lost/(1-goal))-(win+lost)" office:value-type="float" office:value="7.50000000000046">
            <text:p>7,5</text:p>
          </table:table-cell>
          <table:table-cell table:style-name="ce4" table:formula="of:=(lost/(1-goal))-total" office:value-type="float" office:value="5.50000000000046">
            <text:p>5,5</text:p>
          </table:table-cell>
          <table:table-cell/>
          <table:table-cell table:style-name="ce6" office:value-type="string">
            <text:p>Q</text:p>
          </table:table-cell>
          <table:table-cell table:style-name="ce7" table:formula="of:=1-POWER(2/3;ROW([.I3])-1)" office:value-type="percentage" office:value="0.555555555555556">
            <text:p>56%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13-[.M3])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string">
            <text:p>Ti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re</text:p>
          </table:table-cell>
          <table:table-cell table:style-name="ce4" table:formula="of:=(win/goal)-total" office:value-type="float" office:value="-7.00000000000023">
            <text:p>-7,0</text:p>
          </table:table-cell>
          <table:table-cell table:style-name="ce4" table:formula="of:=(win/goal)-(win+lost)" office:value-type="float" office:value="-5.00000000000023">
            <text:p>-5,0</text:p>
          </table:table-cell>
          <table:table-cell table:style-name="ce4" table:formula="of:=((total-lost)/goal)-total" office:value-type="float" office:value="-3.66666666666697">
            <text:p>-3,7</text:p>
          </table:table-cell>
          <table:table-cell/>
          <table:table-cell table:style-name="ce6" office:value-type="string">
            <text:p>J</text:p>
          </table:table-cell>
          <table:table-cell table:style-name="ce7" table:formula="of:=1-POWER(2/3;ROW([.I4])-1)" office:value-type="percentage" office:value="0.703703703703704">
            <text:p>70%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13-[.M4])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string">
            <text:p>Goal</text:p>
          </table:table-cell>
          <table:table-cell table:style-name="ce2" office:value-type="percentage" office:value="0.6">
            <text:p>60%</text:p>
          </table:table-cell>
          <table:table-cell table:number-columns-repeated="6"/>
          <table:table-cell table:style-name="ce6" office:value-type="float" office:value="10">
            <text:p>10</text:p>
          </table:table-cell>
          <table:table-cell table:style-name="ce7" table:formula="of:=1-POWER(2/3;ROW([.I5])-1)" office:value-type="percentage" office:value="0.802469135802469">
            <text:p>80%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13-[.M5])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9">
            <text:p>9</text:p>
          </table:table-cell>
          <table:table-cell table:style-name="ce7" table:formula="of:=1-POWER(2/3;ROW([.I6])-1)" office:value-type="percentage" office:value="0.868312757201646">
            <text:p>87%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13-[.M6])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8">
            <text:p>8</text:p>
          </table:table-cell>
          <table:table-cell table:style-name="ce7" table:formula="of:=1-POWER(2/3;ROW([.I7])-1)" office:value-type="percentage" office:value="0.912208504801097">
            <text:p>91%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13-[.M7])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7">
            <text:p>7</text:p>
          </table:table-cell>
          <table:table-cell table:style-name="ce7" table:formula="of:=1-POWER(2/3;ROW([.I8])-1)" office:value-type="percentage" office:value="0.941472336534065">
            <text:p>94%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(13-[.M8])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6">
            <text:p>6</text:p>
          </table:table-cell>
          <table:table-cell table:style-name="ce7" table:formula="of:=1-POWER(2/3;ROW([.I9])-1)" office:value-type="percentage" office:value="0.960981557689377">
            <text:p>96%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13-[.M9])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5">
            <text:p>5</text:p>
          </table:table-cell>
          <table:table-cell table:style-name="ce7" table:formula="of:=1-POWER(2/3;ROW([.I10])-1)" office:value-type="percentage" office:value="0.973987705126251">
            <text:p>97%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13-[.M10])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4">
            <text:p>4</text:p>
          </table:table-cell>
          <table:table-cell table:style-name="ce7" table:formula="of:=1-POWER(2/3;ROW([.I11])-1)" office:value-type="percentage" office:value="0.982658470084167">
            <text:p>98%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13-[.M11])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3">
            <text:p>3</text:p>
          </table:table-cell>
          <table:table-cell table:style-name="ce7" table:formula="of:=1-POWER(2/3;ROW([.I12])-1)" office:value-type="percentage" office:value="0.988438980056112">
            <text:p>99%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13-[.M12])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2">
            <text:p>2</text:p>
          </table:table-cell>
          <table:table-cell table:style-name="ce7" table:formula="of:=1-POWER(2/3;ROW([.I13])-1)" office:value-type="percentage" office:value="0.992292653370741">
            <text:p>99%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13-[.M13])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number-columns-repeated="2" office:value-type="float" office:value="3">
            <text:p>3</text:p>
          </table:table-cell>
          <table:table-cell table:formula="of:=(13-[.M14])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13-[.M15])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13-[.M16])" office:value-type="float" office:value="8">
            <text:p>8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oal" table:base-cell-address="$Plan1.$A$1" table:cell-range-address="$Plan1.$B$5"/>
        <table:named-range table:name="lost" table:base-cell-address="$Plan1.$A$1" table:cell-range-address="$Plan1.$B$3"/>
        <table:named-range table:name="tie" table:base-cell-address="$Plan1.$A$1" table:cell-range-address="$Plan1.$B$4"/>
        <table:named-range table:name="total" table:base-cell-address="$Plan1.$A$1" table:cell-range-address="$Plan1.$B$1"/>
        <table:named-range table:name="win" table:base-cell-address="$Plan1.$A$1" table:cell-range-address="$Plan1.$B$2"/>
        <table:named-expression table:name="__shared_1_0_0" table:base-cell-address="$Plan1.$A$1" table:expression="(13-#REF!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5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6P0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09P0"/>
    </number:number-style>
    <number:date-style style:name="N5110" number:language="pt" number:country="BR">
      <number:day/>
      <number:text>/</number:text>
      <number:month/>
      <number:text>/</number:text>
      <number:year number:style="long"/>
    </number:date-style>
    <number:date-style style:name="N5111" number:language="pt" number:country="BR">
      <number:day/>
      <number:text>/</number:text>
      <number:month number:textual="true"/>
      <number:text>/</number:text>
      <number:year/>
    </number:date-style>
    <number:date-style style:name="N5112" number:language="pt" number:country="BR">
      <number:day/>
      <number:text>/</number:text>
      <number:month number:textual="true"/>
    </number:date-style>
    <number:date-style style:name="N5113" number:language="pt" number:country="BR">
      <number:month number:textual="true"/>
      <number:text>/</number:text>
      <number:year/>
    </number:date-style>
    <number:time-style style:name="N5114" number:language="pt" number:country="BR">
      <number:hours/>
      <number:text>:</number:text>
      <number:minutes number:style="long"/>
      <number:text> </number:text>
      <number:am-pm/>
    </number:time-style>
    <number:time-style style:name="N5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pt" number:country="BR">
      <number:number number:decimal-places="0" number:min-integer-digits="1" number:grouping="true"/>
      <number:text> </number:text>
    </number:number-style>
    <number:number-style style:name="N5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pt" number:country="BR">
      <number:number number:decimal-places="0" number:min-integer-digits="1" number:grouping="true"/>
      <number:text> </number:text>
    </number:number-style>
    <number:number-style style:name="N5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19P0" style:volatile="true" number:language="pt" number:country="BR">
      <number:number number:decimal-places="2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2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1P2" style:volatile="true" number:language="pt" number:country="BR">
      <number:text> - </number:text>
    </number:number-style>
    <number:text-style style:name="N5121" number:language="pt" number:country="B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2P2" style:volatile="true" number:language="pt" number:country="BR">
      <number:text> R$ - </number:text>
    </number:number-style>
    <number:text-style style:name="N5122" number:language="pt" number:country="B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4" number:language="pt" number:country="B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pt" number:country="BR">
      <number:minutes number:style="long"/>
      <number:text>:</number:text>
      <number:seconds number:style="long"/>
    </number:time-style>
    <number:time-style style:name="N5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pt" number:country="BR">
      <number:minutes number:style="long"/>
      <number:text>:</number:text>
      <number:seconds number:style="long" number:decimal-places="1"/>
    </number:time-style>
    <number:number-style style:name="N5128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/12/2011</text:date>, <text:time>15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12-22T15:36:22</dc:date>
    <dc:creator>Rodrigo Silva</dc:creator>
    <meta:editing-duration>PT00H02M45S</meta:editing-duration>
    <meta:editing-cycles>2</meta:editing-cycles>
    <meta:document-statistic meta:table-count="1" meta:cell-count="96" meta:object-count="0"/>
  </office:meta>
</office:document-meta>
</file>